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5" style:family="paragraph" style:parent-style-name="Contents_20_1">
      <style:paragraph-properties>
        <style:tab-stops>
          <style:tab-stop style:position="14.651cm" style:type="right" style:leader-style="dotted" style:leader-text="."/>
        </style:tab-stops>
      </style:paragraph-properties>
    </style:style>
    <style:style style:name="P26" style:family="paragraph" style:parent-style-name="Contents_20_2">
      <style:paragraph-properties>
        <style:tab-stops>
          <style:tab-stop style:position="14.651cm" style:type="right" style:leader-style="dotted" style:leader-text="."/>
        </style:tab-stops>
      </style:paragraph-properties>
    </style:style>
    <style:style style:name="P27" style:family="paragraph" style:parent-style-name="Contents_20_3">
      <style:paragraph-properties>
        <style:tab-stops>
          <style:tab-stop style:position="14.651cm" style:type="right" style:leader-style="dotted" style:leader-text="."/>
        </style:tab-stops>
      </style:paragraph-properties>
    </style:style>
    <style:style style:name="P28"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29" style:family="paragraph" style:parent-style-name="Text_20_body">
      <style:text-properties style:font-name-asian="Cambria" style:font-name-complex="Cambria"/>
    </style:style>
    <style:style style:name="P30" style:family="paragraph" style:parent-style-name="Text_20_body">
      <style:text-properties style:font-name-asian="Cambria" style:font-name-complex="Cambria" style:font-size-complex="11pt"/>
    </style:style>
    <style:style style:name="P31" style:family="paragraph" style:parent-style-name="List_20_Paragraph">
      <style:paragraph-properties fo:margin-top="0cm" fo:margin-bottom="0.212cm"/>
      <style:text-properties fo:language="en" fo:country="US"/>
    </style:style>
    <style:style style:name="P32" style:family="paragraph" style:parent-style-name="Standard" style:master-page-name="MPF0">
      <style:paragraph-properties style:page-number="auto" fo:break-before="page"/>
    </style:style>
    <style:style style:name="P33" style:family="paragraph" style:parent-style-name="Standard" style:list-style-name="L1">
      <style:paragraph-properties style:text-autospace="none"/>
      <style:text-properties style:font-name-asian="Cambria" style:font-name-complex="Cambria" style:font-size-complex="11pt"/>
    </style:style>
    <style:style style:name="P34" style:family="paragraph" style:parent-style-name="Standard" style:list-style-name="L3"/>
    <style:style style:name="P35" style:family="paragraph" style:parent-style-name="Standard">
      <style:text-properties fo:language="en" fo:country="US" fo:font-style="italic" style:font-style-asian="italic" style:font-style-complex="italic"/>
    </style:style>
    <style:style style:name="P36" style:family="paragraph" style:parent-style-name="Standard" style:list-style-name="L4"/>
    <style:style style:name="P37" style:family="paragraph" style:parent-style-name="Heading_20_1" style:list-style-name="WWNum27"/>
    <style:style style:name="P38" style:family="paragraph" style:parent-style-name="Heading_20_1">
      <style:paragraph-properties fo:break-before="page"/>
    </style:style>
    <style:style style:name="P39" style:family="paragraph" style:parent-style-name="Heading_20_2" style:list-style-name="WWNum27"/>
    <style:style style:name="P40" style:family="paragraph" style:parent-style-name="Heading_20_2" style:list-style-name="WWNum27">
      <style:text-properties style:font-name="Cambria" fo:font-size="11pt" style:font-name-asian="Cambria" style:font-size-asian="11pt" style:font-name-complex="Cambria" style:font-size-complex="11pt"/>
    </style:style>
    <style:style style:name="P41" style:family="paragraph" style:parent-style-name="Heading_20_2" style:list-style-name="WWNum27">
      <style:text-properties fo:language="en" fo:country="US"/>
    </style:style>
    <style:style style:name="P42" style:family="paragraph" style:parent-style-name="Heading_20_3" style:list-style-name="">
      <style:text-properties fo:language="en" fo:country="US"/>
    </style:style>
    <style:style style:name="P43"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44"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45" style:family="paragraph" style:parent-style-name="List_20_Paragraph" style:list-style-name="WWNum3">
      <style:paragraph-properties fo:margin-top="0cm" fo:margin-bottom="0.212cm"/>
    </style:style>
    <style:style style:name="P46" style:family="paragraph" style:parent-style-name="Text_20_body" style:list-style-name="L2"/>
    <style:style style:name="P47" style:family="paragraph" style:parent-style-name="Text_20_body">
      <style:text-properties fo:background-color="#ffff00"/>
    </style:style>
    <style:style style:name="P48" style:family="paragraph" style:parent-style-name="AppendixSection" style:list-style-name="WWNum22"/>
    <style:style style:name="P49" style:family="paragraph" style:parent-style-name="AppendixSection" style:list-style-name="WWNum22">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ffff00"/>
    </style:style>
    <style:style style:name="T16" style:family="text">
      <style:text-properties fo:background-color="transparent"/>
    </style:style>
    <style:style style:name="T17" style:family="text">
      <style:text-properties style:use-window-font-color="true" style:text-outline="false" style:text-line-through-styl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style:font-name="Segoe UI"/>
    </style:style>
    <style:style style:name="T19"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P6"/>
      <text:p text:style-name="P6">SEARCH FOR ## BEFORE HAND IN</text:p>
      <text:p text:style-name="P6">FIXME</text:p>
      <text:p text:style-name="P6">also search [r]</text:p>
      <text:p text:style-name="P6">– the name of your project</text:p>
      <text:p text:style-name="Standard"/>
      <text:p text:style-name="Standard"/>
      <text:p text:style-name="P7">Final Report for CS39440 Major Project<office:annotation><dc:creator>Neil Taylor</dc:creator><dc:date>2012-03-07T21:42:00.51</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51</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51</dc:date><text:p>Change as appropriate.</text:p><text:p/></office:annotation> degree in Internet <text:s/>Computing <office:annotation><dc:creator>Neil Taylor</dc:creator><dc:date>2012-03-07T21:45:00.51</dc:date><text:p>Change as appropriate.</text:p><text:p/></office:annotation>(H621<office:annotation><dc:creator>Neil Taylor</dc:creator><dc:date>2012-03-07T21:45:00.51</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4">In signing below, I confirm that:</text:p>
      <text:list xml:id="list34437809" text:style-name="WWNum6">
        <text:list-item>
          <text:p text:style-name="P43">This submission is my own work, except where clearly indicated.</text:p>
        </text:list-item>
        <text:list-item>
          <text:p text:style-name="P43">I understand that there are severe penalties for plagiarism and other unfair practice, which can lead to loss of marks or even the withholding of a degree.</text:p>
        </text:list-item>
        <text:list-item>
          <text:p text:style-name="P43">I have read the sections on unfair practice in the Students’ Examinations Handbook and the relevant sections of the current Student Handbook of the Department of Computer Science.</text:p>
        </text:list-item>
        <text:list-item>
          <text:p text:style-name="P43">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52</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54</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a xlink:type="simple" xlink:href="#__RefHeading__489_1464131013" office:target-frame-name="_top" xlink:show="replace">1.Background &amp; Objectives<text:tab/>9</text:a></text:p>
          <text:p text:style-name="P25"><text:a xlink:type="simple" xlink:href="#__RefHeading__491_1464131013" office:target-frame-name="_top" xlink:show="replace">2.Development Process<text:tab/>10</text:a></text:p>
          <text:p text:style-name="P26"><text:a xlink:type="simple" xlink:href="#__RefHeading__493_1464131013" office:target-frame-name="_top" xlink:show="replace">2.1.Introduction <text:tab/>10</text:a></text:p>
          <text:p text:style-name="P26"><text:a xlink:type="simple" xlink:href="#__RefHeading__495_1464131013" office:target-frame-name="_top" xlink:show="replace">2.2.Modifications <text:tab/>10</text:a></text:p>
          <text:p text:style-name="P25"><text:a xlink:type="simple" xlink:href="#__RefHeading__497_1464131013" office:target-frame-name="_top" xlink:show="replace">3.Design<text:tab/>11</text:a></text:p>
          <text:p text:style-name="P26"><text:a xlink:type="simple" xlink:href="#__RefHeading__499_1464131013" office:target-frame-name="_top" xlink:show="replace">3.1.Overall Architecture<text:tab/>11</text:a></text:p>
          <text:p text:style-name="P26"><text:a xlink:type="simple" xlink:href="#__RefHeading__501_1464131013" office:target-frame-name="_top" xlink:show="replace">3.2.Detailed Design <text:tab/>11</text:a></text:p>
          <text:p text:style-name="P27"><text:a xlink:type="simple" xlink:href="#__RefHeading__503_1464131013" office:target-frame-name="_top" xlink:show="replace">3.2.1.Even More Detail<text:tab/>11</text:a></text:p>
          <text:p text:style-name="P26"><text:a xlink:type="simple" xlink:href="#__RefHeading__505_1464131013" office:target-frame-name="_top" xlink:show="replace">3.3.User Interface Design <text:tab/>11</text:a></text:p>
          <text:p text:style-name="P26"><text:a xlink:type="simple" xlink:href="#__RefHeading__507_1464131013" office:target-frame-name="_top" xlink:show="replace">3.4.Other Relevant Sections<text:tab/>11</text:a></text:p>
          <text:p text:style-name="P25"><text:a xlink:type="simple" xlink:href="#__RefHeading__509_1464131013" office:target-frame-name="_top" xlink:show="replace">4.Implementation<text:tab/>13</text:a></text:p>
          <text:p text:style-name="P25"><text:a xlink:type="simple" xlink:href="#__RefHeading__511_1464131013" office:target-frame-name="_top" xlink:show="replace">5.Testing<text:tab/>14</text:a></text:p>
          <text:p text:style-name="P26"><text:a xlink:type="simple" xlink:href="#__RefHeading__513_1464131013" office:target-frame-name="_top" xlink:show="replace">5.1.Overall Approach to Testing <text:tab/>14</text:a></text:p>
          <text:p text:style-name="P26"><text:a xlink:type="simple" xlink:href="#__RefHeading__515_1464131013" office:target-frame-name="_top" xlink:show="replace">5.2.Automated Testing <text:tab/>14</text:a></text:p>
          <text:p text:style-name="P27"><text:a xlink:type="simple" xlink:href="#__RefHeading__517_1464131013" office:target-frame-name="_top" xlink:show="replace">5.2.1.Unit Tests<text:tab/>14</text:a></text:p>
          <text:p text:style-name="P27"><text:a xlink:type="simple" xlink:href="#__RefHeading__519_1464131013" office:target-frame-name="_top" xlink:show="replace">5.2.2.User Interface Testing <text:tab/>14</text:a></text:p>
          <text:p text:style-name="P27"><text:a xlink:type="simple" xlink:href="#__RefHeading__521_1464131013" office:target-frame-name="_top" xlink:show="replace">5.2.3.Stress Testing <text:tab/>14</text:a></text:p>
          <text:p text:style-name="P27"><text:a xlink:type="simple" xlink:href="#__RefHeading__523_1464131013" office:target-frame-name="_top" xlink:show="replace">5.2.4.Other Types of Testing <text:tab/>14</text:a></text:p>
          <text:p text:style-name="P26"><text:a xlink:type="simple" xlink:href="#__RefHeading__525_1464131013" office:target-frame-name="_top" xlink:show="replace">5.3.Integration Testing <text:tab/>14</text:a></text:p>
          <text:p text:style-name="P26"><text:a xlink:type="simple" xlink:href="#__RefHeading__527_1464131013" office:target-frame-name="_top" xlink:show="replace">5.4.User Testing<text:tab/>14</text:a></text:p>
          <text:p text:style-name="P25"><text:a xlink:type="simple" xlink:href="#__RefHeading__529_1464131013" office:target-frame-name="_top" xlink:show="replace">6.Evaluation<text:tab/>16</text:a></text:p>
          <text:p text:style-name="P25"><text:a xlink:type="simple" xlink:href="#__RefHeading__531_1464131013" office:target-frame-name="_top" xlink:show="replace">Appendices<text:tab/>17</text:a></text:p>
          <text:p text:style-name="P25"><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222978592"/><text:bookmark-start text:name="_Toc192777705"/><text:bookmark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4441180" text:style-name="WWNum27">
        <text:list-item>
          <text:list>
            <text:list-item>
              <text:p text:style-name="P39">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28">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55</dc:date><text:p><text:span text:style-name="T18">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55</dc:date><text:p><text:span text:style-name="T18">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6730493" text:continue-numbering="true" text:style-name="WWNum27">
        <text:list-item>
          <text:list>
            <text:list-item>
              <text:p text:style-name="P40">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55</dc:date><text:p><text:span text:style-name="T18">Reference. Give website.</text:span></text:p><text:p/><text:p><text:span text:style-name="T18">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55</dc:date><text:p><text:span text:style-name="T18">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55</dc:date><text:p><text:span text:style-name="T18">More about rdf?</text:span></text:p></office:annotation></text:p>
      <text:p text:style-name="Text_20_body"/>
      <text:p text:style-name="Text_20_body"><office:annotation><dc:creator>Unknown Author</dc:creator><dc:date>2013-04-01T20:20:00.55</dc:date><text:p><text:span text:style-name="T18">Mention rivals.</text:span><text:span text:style-name="T18"><text:line-break/></text:span><text:span text:style-name="T18">Why they suck.</text:span><text:span text:style-name="T18"><text:line-break/></text:span><text:span text:style-name="T18">Why they good.</text:span></text:p><text:p><text:span text:style-name="T18">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57</dc:date><text:p><text:span text:style-name="T18">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57</dc:date><text:p><text:span text:style-name="T18">Too personal above?</text:span></text:p></office:annotation></text:p>
      <text:p text:style-name="Text_20_body"/>
      <text:p text:style-name="Text_20_body">The main technologies being used by the project, will b<office:annotation><dc:creator>Unknown Author</dc:creator><dc:date>2013-04-01T19:54:00.57</dc:date><text:p><text:span text:style-name="T18">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6756030" text:continue-numbering="true" text:style-name="WWNum27">
        <text:list-item>
          <text:list>
            <text:list-item>
              <text:p text:style-name="P39">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4456195" text:style-name="L1">
        <text:list-item>
          <text:p text:style-name="P33">Ability to search by Disease, and Gene name.</text:p>
        </text:list-item>
        <text:list-item>
          <text:p text:style-name="P33">View the Phenotypes directly and indirectly associated with the selected Genotype.</text:p>
        </text:list-item>
        <text:list-item>
          <text:p text:style-name="P33">View the related disease associated with the selected Genotype. These include, Omim, Orphanet, Mouse, Yeast, Worm, Fly, Zebrafish, Slime mold.</text:p>
        </text:list-item>
        <text:list-item>
          <text:p text:style-name="P33">Make the system 'loop', so that the user can continuously look at associated diseases.</text:p>
        </text:list-item>
        <text:list-item>
          <text:p text:style-name="P3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57</dc:date><text:p><text:span text:style-name="T18">Ask Rob for some?</text:span></text:p></office:annotation></text:span></text:span></text:p>
      <text:p text:style-name="Text_20_body">The main advantage that the system has over it's competitors is the use of RDF[r]<office:annotation><dc:creator>Unknown Author</dc:creator><dc:date>2013-04-02T20:20:00.57</dc:date><text:p><text:span text:style-name="T18">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57</dc:date><text:p><text:span text:style-name="T18">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57</dc:date><text:p><text:span text:style-name="T18">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57</dc:date><text:p><text:span text:style-name="T18">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29"/>
      <text:p text:style-name="P29"/>
      <text:p text:style-name="P3"/>
      <text:h text:style-name="Heading_20_3"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39"><text:bookmark-start text:name="_Toc192777707"/><text:bookmark-start text:name="_Toc222978594"/><text:bookmark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58</dc:date><text:p><text:span text:style-name="T18">Add more about reason for change?</text:span></text:p><text:p/></office:annotation></text:span></text:span></text:p>
      <text:p text:style-name="P17"><text:span text:style-name="Default_20_Paragraph_20_Font"><text:span text:style-name="T10">This led to changing methodology to Feature Drive Development </text:span></text:span><text:span text:style-name="Default_20_Paragraph_20_Font"><text:span text:style-name="T10">(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6754033" text:continue-numbering="true" text:style-name="WWNum27">
        <text:list-item>
          <text:list>
            <text:list-item>
              <text:p text:style-name="P39"><text:bookmark-start text:name="_Toc222978595"/><text:bookmark text:name="__RefHeading__495_1464131013"/>Modifications<text:bookmark-end text:name="_Toc222978595"/><text:bookmark-end text:name="__RefHeading__495_1464131013"/></text:p>
            </text:list-item>
          </text:list>
        </text:list-item>
      </text:list>
      <text:p text:style-name="P19">Did you have to modify the model to suit a one-person project? If so, what did you change and why?</text:p>
      <text:p text:style-name="P19"><text:soft-page-break/></text:p>
      <text:p text:style-name="P19">##differences between FDD in groups vs individual</text:p>
      <text:p text:style-name="P19">##how it effected project</text:p>
      <text:p text:style-name="P19">##limitations of individual</text:p>
      <text:p text:style-name="P19">## changes in project design</text:p>
      <text:p text:style-name="P19"/>
      <text:p text:style-name="P19"/>
      <text:p text:style-name="P19"/>
      <text:p text:style-name="P10">You should discuss your choice of implementation tools - programming language, compilers, database management system, program development environment, etc.</text:p>
      <text:p text:style-name="P19"/>
      <text:p text:style-name="P5"/>
      <text:list xml:id="list36727748" text:continue-numbering="true" text:style-name="WWNum27">
        <text:list-item>
          <text:p text:style-name="P37"><text:bookmark-start text:name="_Toc222978596"/><text:bookmark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6738435" text:continue-numbering="true" text:style-name="WWNum27">
        <text:list-item>
          <text:list>
            <text:list-item>
              <text:p text:style-name="P39"><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4433594" text:style-name="L2">
        <text:list-item>
          <text:p text:style-name="P46">A keyword is entered into the HTML form on the web site.</text:p>
        </text:list-item>
        <text:list-item>
          <text:p text:style-name="P46">This variable is then sent via the POST method to the page “diseases.php”.</text:p>
        </text:list-item>
        <text:list-item>
          <text:p text:style-name="P46">Here, the PHP code uses the RAP RDF API library to connect to the SPARQL endpoint Virtuoso.</text:p>
        </text:list-item>
        <text:list-item>
          <text:p text:style-name="P46">The variable is used in the SPARQL query in the diseases.php script.</text:p>
        </text:list-item>
        <text:list-item>
          <text:p text:style-name="P46">The results of this query are displayed on the page.</text:p>
        </text:list-item>
        <text:list-item>
          <text:p text:style-name="P46">The user is then given two choices. View related Genotypes and Diseases, or related Phenotypes.</text:p>
        </text:list-item>
        <text:list-item>
          <text:p text:style-name="P46">If they choose the former, then the variable will be taken from whichever entry was selected, and sent using the GET method, to the edge.php page.</text:p>
        </text:list-item>
        <text:list-item>
          <text:p text:style-name="P46">Here the script operates similarly to the diseases.php script, with a few different filter options in place, and provides a similarity value.</text:p>
        </text:list-item>
        <text:list-item>
          <text:p text:style-name="P46">If they user had chosen the latter option, the variable would be taken from the entry selected and send using the GET method to the ontologyterms.php page.</text:p>
        </text:list-item>
        <text:list-item>
          <text:p text:style-name="P46">Here the script does a similar job as the other scripts, and returns a list of related phenotypes.</text:p>
        </text:list-item>
      </text:list>
      <text:p text:style-name="Text_20_body">The Tree Structure performs in a different manner, as it uses AJAX to produce the required outputs.</text:p>
      <text:list xml:id="list36734160" text:continue-numbering="true" text:style-name="L2">
        <text:list-item>
          <text:p text:style-name="P46">When the page loads, the JQuery script gets the first set of children from the treescript.php</text:p>
        </text:list-item>
        <text:list-item>
          <text:p text:style-name="P46">Each time a link is clicked, the JQuery performs the same operation, except this time it sends a variable via GET, and receives the children of that variable.</text:p>
        </text:list-item>
        <text:list-item>
          <text:p text:style-name="P46">If the link is clicked again, the children are contracted.</text:p>
        </text:list-item>
      </text:list>
      <text:list xml:id="list31179588" text:style-name="WWNum27">
        <text:list-item>
          <text:list>
            <text:list-item>
              <text:p text:style-name="P39"><text:bookmark-start text:name="_Toc222978598"/>Detailed Design<text:bookmark-end text:name="_Toc222978598"/><text:span text:style-name="Comment_20_Reference"><text:span text:style-name="T13"><office:annotation><dc:creator>Staff and Students at Aber Uni</dc:creator><dc:date>2013-04-09T10:30:00.58</dc:date><text:p>Add screenshots</text:p><text:p/></office:annotation></text:span></text:span></text:p>
            </text:list-item>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text:soft-page-break/>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58</dc:date><text:p><text:span text:style-name="T18">Flow diagram</text:span></text:p><text:p/></office:annotation></text:p>
      <text:list xml:id="list36751427" text:continue-numbering="true" text:style-name="WWNum27">
        <text:list-item>
          <text:list>
            <text:list-item>
              <text:p text:style-name="P39"><text:s/>Detailed Design</text:p>
            </text:list-item>
          </text:list>
        </text:list-item>
      </text:list>
      <text:p text:style-name="Text_20_body">This section lists all files used in the Web Application and discusses their purpose, interactions, and what is happening within the code.</text:p>
      <text:list xml:id="list36734235" text:continue-numbering="true" text:style-name="WWNum27">
        <text:list-item>
          <text:list>
            <text:list-item>
              <text:list>
                <text:list-item>
                  <text:p text:style-name="P39">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4451290" text:style-name="L3">
        <text:list-item>
          <text:p text:style-name="P34">What does our company/organisation do?</text:p>
        </text:list-item>
        <text:list-item>
          <text:p text:style-name="P34">What can users do at our website?</text:p>
        </text:list-item>
        <text:list-item>
          <text:p text:style-name="P34">What is the purpose of the site? [r]<office:annotation><dc:creator>Unknown Author</dc:creator><dc:date>2013-04-09T16:07:00.58</dc:date><text:p><text:a xlink:href="http://createmorecustomersblog.com/the-actual-purpose-of-your-homepage/" office:target-frame-name="_top"/><text:span text:style-name="T18"> </text:span><text:span text:style-name="T18">Reference</text:span></text:p><text:p/></office:annotation><office:annotation><dc:creator>Unknown Author</dc:creator><dc:date>2013-04-09T16:08:00.58</dc:date><text:p><text:span text:style-name="T18">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58</dc:date><text:p><text:span text:style-name="T18">Explain these?</text:span></text:p></office:annotation>to send the data entered into the form to diseases.php where it is processed.</text:p>
      <text:list xml:id="list31162243" text:style-name="WWNum27">
        <text:list-item>
          <text:list>
            <text:list-item>
              <text:list>
                <text:list-item>
                  <text:p text:style-name="P39"><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60</dc:date><text:p><text:span text:style-name="T18">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60</dc:date><text:p><text:span text:style-name="T18">Screenshot query? <text:s/>Explain it?</text:span></text:p></office:annotation>. The query then specifically searches for all diseases which have a name, where the name is equal to the variable received from the POST method. All of the results are assigned to PHP variables, <text:soft-page-break/>and are printed and tidied up using various aspects of PHP functions to produce the table of results.</text:p>
      <text:p text:style-name="Text_20_body"/>
      <text:h text:style-name="Heading_20_2" text:outline-level="2">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ext:soft-page-break/>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p text:style-name="P47">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6">cts with the mammalian_phenotype.obo file which contains the Ontology of Mammalian Phenotypes.</text:span></text:p>
      <text:p text:style-name="P47">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58</dc:date><text:p text:style-name="P50"><text:span text:style-name="T17">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ext:soft-page-break/>The SPARQL query on this page searches for all diseases that have an inferred phenotype which matches the ID of the one given from tree.html, and lists all results that satisfy the parameters. </text:p>
      <text:list xml:id="list36751217" text:continue-numbering="true" text:style-name="WWNum27">
        <text:list-item>
          <text:list>
            <text:list-item>
              <text:p text:style-name="P39"><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60</dc:date><text:p><text:span text:style-name="T18">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6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6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6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6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6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oft-page-break/><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6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Creating the RDF data.</text:h>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list xml:id="list36743817" text:continue-numbering="true" text:style-name="WWNum27">
        <text:list-item>
          <text:list>
            <text:list-item>
              <text:p text:style-name="P39"><text:bookmark-start text:name="_Toc222978601"/><text:bookmark text:name="__RefHeading__507_1464131013"/>Other Relevant Sections<text:bookmark-end text:name="_Toc222978601"/><text:bookmark-end text:name="__RefHeading__507_1464131013"/></text:p>
            </text:list-item>
          </text:list>
        </text:list-item>
      </text:list>
      <text:p text:style-name="P19">Some example sub-sections may be as follows, but the specific sections are for you to decide .</text:p>
      <text:p text:style-name="P20"/>
      <text:p text:style-name="P3"/>
      <text:h text:style-name="Heading_20_3" text:outline-level="3"><text:bookmark-start text:name="_Toc222978602"/><text:bookmark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1">##complexity?</text:p>
      <text:p text:style-name="P20"/>
      <text:list xml:id="list36734191" text:continue-numbering="true" text:style-name="WWNum27">
        <text:list-item>
          <text:list>
            <text:list-item>
              <text:p text:style-name="P39">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62</dc:date><text:p><text:span text:style-name="T18">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6742388" text:continue-numbering="true" text:style-name="WWNum27">
        <text:list-item>
          <text:list>
            <text:list-item>
              <text:p text:style-name="P39">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62</dc:date><text:p><text:span text:style-name="T18">Performance ref</text:span></text:p><text:p><text:span text:style-name="T18">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oft-page-break/><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62</dc:date><text:p><text:span text:style-name="T18">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6751543" text:continue-numbering="true" text:style-name="WWNum27">
        <text:list-item>
          <text:list>
            <text:list-item>
              <text:p text:style-name="P39"><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62</dc:date><text:p><text:span text:style-name="T18">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0">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oft-page-break/><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62</dc:date><text:p><text:span text:style-name="T18">Reflection this part defo improved in future</text:span></text:p></office:annotation></text:span></text:span></text:p>
      <text:p text:style-name="P30">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0"/>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6756916" text:continue-numbering="true" text:style-name="WWNum27">
        <text:list-item>
          <text:list>
            <text:list-item>
              <text:p text:style-name="P39">Libraries <office:annotation><dc:creator>Unknown Author</dc:creator><dc:date>2013-04-04T15:19:00.62</dc:date><text:p><text:span text:style-name="T18">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62</dc:date><text:p><text:span text:style-name="T18">Another way of saying this</text:span></text:p><text:p/><text:p><text:span text:style-name="T18">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62</dc:date><text:p><text:span text:style-name="T18">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62</dc:date><text:p><text:span text:style-name="T18">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62</dc:date><text:p><text:span text:style-name="T18">Code linked here?</text:span></text:p><text:p/></office:annotation>e documentation supplied, we<office:annotation><dc:creator>Unknown Author</dc:creator><dc:date>2013-04-03T21:21:00.62</dc:date><text:p><text:span text:style-name="T18">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6748006" text:continue-numbering="true" text:style-name="WWNum27">
        <text:list-item>
          <text:list>
            <text:list-item>
              <text:p text:style-name="P39"><text:bookmark-start text:name="_Toc222978604"/><text:bookmark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6747272" text:continue-numbering="true" text:style-name="WWNum27">
        <text:list-item>
          <text:list>
            <text:list-item>
              <text:p text:style-name="P39"><text:bookmark-start text:name="_Toc222978605"/><text:bookmark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42" text:outline-level="3"><text:bookmark-start text:name="_Toc222978606"/><text:bookmark text:name="__RefHeading__517_1464131013"/>Unit Tests<text:bookmark-end text:name="_Toc222978606"/><text:bookmark-end text:name="__RefHeading__517_1464131013"/></text:h>
      <text:p text:style-name="P8"/>
      <text:h text:style-name="Heading_20_3" text:outline-level="3"><text:bookmark-start text:name="_Toc222978607"/><text:bookmark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6734704" text:continue-numbering="true" text:style-name="WWNum27">
        <text:list-item>
          <text:list>
            <text:list-item>
              <text:p text:style-name="P39"><text:bookmark-start text:name="_Toc222978610"/><text:bookmark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6731392" text:continue-numbering="true" text:style-name="WWNum27">
        <text:list-item>
          <text:list>
            <text:list-item>
              <text:p text:style-name="P41"><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4451473" text:style-name="WWNum8">
        <text:list-item>
          <text:p text:style-name="P44">Were the requirements correctly identified?</text:p>
        </text:list-item>
        <text:list-item>
          <text:p text:style-name="P44">Were the design decisions correct?</text:p>
        </text:list-item>
        <text:list-item>
          <text:p text:style-name="P44">Could a more suitable set of tools have been chosen?</text:p>
        </text:list-item>
        <text:list-item>
          <text:p text:style-name="P44">How well did the software meet the needs of those who were expecting to use it?</text:p>
        </text:list-item>
        <text:list-item>
          <text:p text:style-name="P44">How well were any other project aims achieved?</text:p>
        </text:list-item>
        <text:list-item>
          <text:p text:style-name="P44">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19"/>
      <text:p text:style-name="Standard"/>
      <text:p text:style-name="P20"><text:bookmark-start text:name="_Toc192777717"/></text:p>
      <text:h text:style-name="P38"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4449777" text:style-name="WWNum22">
        <text:list-item text:start-value="1">
          <text:p text:style-name="P48"><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2"/>
      <text:list xml:id="list36743526" text:continue-numbering="true" text:style-name="WWNum22">
        <text:list-item>
          <text:p text:style-name="P49"><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3"/>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4461775" text:style-name="WWNum3">
        <text:list-item text:start-value="1">
          <text:p text:style-name="P45"><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45"><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45"><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45"><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4</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0T16:59:57.78</dc:date>
    <meta:editing-cycles>8</meta:editing-cycles>
    <meta:editing-duration>PT6H53M16S</meta:editing-duration>
    <meta:document-statistic meta:table-count="0" meta:image-count="0" meta:object-count="0" meta:page-count="24" meta:paragraph-count="295" meta:word-count="8518" meta:character-count="489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